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 style:list-style-name="L5" style:master-page-name="">
      <loext:graphic-properties draw:fill="none"/>
      <style:paragraph-properties fo:margin-left="0.801cm" fo:margin-right="0cm" fo:text-indent="-0.6cm" style:auto-text-indent="false" style:page-number="auto" fo:background-color="transparent">
        <style:tab-stops>
          <style:tab-stop style:position="0.409cm"/>
        </style:tab-stops>
      </style:paragraph-properties>
    </style:style>
    <style:style style:name="P3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weight="bold"/>
    </style:style>
    <style:style style:name="P4" style:family="paragraph" style:parent-style-name="Text_20_body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officeooo:paragraph-rsid="0022d269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022d2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2ec6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8pt" fo:font-weight="bold" officeooo:rsid="001a2397" style:font-size-asian="18pt" style:font-size-complex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4pt" fo:font-weight="normal" style:font-weight-asian="normal" style:font-weight-complex="normal"/>
    </style:style>
    <style:style style:name="T7" style:family="text">
      <style:text-properties fo:font-size="12pt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fo:font-size="12pt" officeooo:rsid="0022d269"/>
    </style:style>
    <style:style style:name="T10" style:family="text">
      <style:text-properties fo:font-size="16pt" fo:font-weight="normal" style:font-weight-asian="normal" style:font-weight-complex="normal"/>
    </style:style>
    <style:style style:name="T11" style:family="text">
      <style:text-properties officeooo:rsid="0022d26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1666185" text:style-name="L5">
        <text:list-item>
          <text:p text:style-name="P2"><text:span text:style-name="T3">What is Object-Oriented Programming? (OOPs concepts in Python)</text:span></text:p>
        </text:list-item>
      </text:list>
      <text:p text:style-name="P1"/>
      <text:p text:style-name="P1"/>
      <text:p text:style-name="P3"><text:span text:style-name="T8">Object Oriented Programming is a way of computer programming using the idea of “</text:span><text:a xlink:type="simple" xlink:href="https://www.edureka.co/blog/python-class/#Objects" text:style-name="Internet_20_link" text:visited-style-name="Visited_20_Internet_20_Link"><text:span text:style-name="T8">objects</text:span></text:a><text:span text:style-name="T8">” to represents data and methods. It is also, an approach used for creating neat and reusable code instead of a redundant one. the program is divided into self-contained objects or several mini-programs. Every Individual object represents a different part of the application having its own logic and data to communicate within themselves.</text:span></text:p>
      <text:p text:style-name="P4"><text:bookmark text:name="Difference-Object-and-Procedural-Oriented"/><text:span text:style-name="T7">Now, to get a more clear picture of why we use oops instead of pop, I have listed down the differences below.</text:span></text:p>
      <text:p text:style-name="P5"><text:span text:style-name="Strong_20_Emphasis">Difference between Object-Oriented and Procedural Oriented Programming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8pt" fo:font-weight="bold" style:font-size-asian="15.75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1:19:49.772964287</meta:creation-date>
    <meta:generator>LibreOffice/6.4.5.2$Linux_X86_64 LibreOffice_project/40$Build-2</meta:generator>
    <dc:date>2020-09-27T11:26:43.140560042</dc:date>
    <meta:editing-duration>PT6M54S</meta:editing-duration>
    <meta:editing-cycles>7</meta:editing-cycles>
    <meta:document-statistic meta:table-count="0" meta:image-count="0" meta:object-count="0" meta:page-count="1" meta:paragraph-count="4" meta:word-count="104" meta:character-count="668" meta:non-whitespace-character-count="569"/>
  </office:meta>
</office:document-meta>
</file>